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Helvetica, sans-serif, EmojiFont, 'Apple Color Emoji', 'Segoe UI Emoji', NotoColorEmoji, 'Segoe UI Symbol', 'Android Emoji', EmojiSymbols"/>
    <style:font-face style:name="OpenSymbol" svg:font-family="OpenSymbol"/>
    <style:font-face style:name="Tahoma1" svg:font-family="Tahoma"/>
    <style:font-face style:name="Times New Roman1" svg:font-family="'Times New Roman'"/>
    <style:font-face style:name="Times New Roman2" svg:font-family="'Times New Roman', serif"/>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7667in" fo:margin-left="0.9in" fo:margin-right="1.0257in" table:align="margins"/>
    </style:style>
    <style:style style:name="Table1.A" style:family="table-column">
      <style:table-column-properties style:column-width="2.4479in" style:rel-column-width="3525*"/>
    </style:style>
    <style:style style:name="Table1.B" style:family="table-column">
      <style:table-column-properties style:column-width="2.3188in" style:rel-column-width="333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8pt" fo:font-weight="normal" style:font-size-asian="18pt" style:font-weight-asian="normal" style:font-size-complex="18pt" style:font-weight-complex="normal"/>
    </style:style>
    <style:style style:name="P2" style:family="paragraph" style:parent-style-name="Standard" style:list-style-name="L24">
      <style:text-properties fo:font-size="13pt" fo:font-weight="bold" style:font-size-asian="13pt" style:font-weight-asian="bold" style:font-size-complex="13pt" style:font-weight-complex="bold"/>
    </style:style>
    <style:style style:name="P3" style:family="paragraph" style:parent-style-name="Standard" style:list-style-name="L34">
      <style:text-properties fo:font-size="13pt" fo:font-weight="bold" style:font-size-asian="13pt" style:font-weight-asian="bold" style:font-size-complex="13pt" style:font-weight-complex="bold"/>
    </style:style>
    <style:style style:name="P4" style:family="paragraph" style:parent-style-name="Standard" style:list-style-name="L36">
      <style:text-properties fo:font-size="13pt" style:font-size-asian="13pt" style:font-size-complex="13pt"/>
    </style:style>
    <style:style style:name="P5" style:family="paragraph" style:parent-style-name="Standard" style:list-style-name="L36">
      <style:text-properties fo:font-weight="bold" style:font-weight-asian="bold" style:font-weight-complex="bold"/>
    </style:style>
    <style:style style:name="P6" style:family="paragraph" style:parent-style-name="Standard" style:list-style-name="L37">
      <style:text-properties fo:font-weight="bold" style:font-weight-asian="bold" style:font-weight-complex="bold"/>
    </style:style>
    <style:style style:name="P7" style:family="paragraph" style:parent-style-name="Standard" style:list-style-name="L38">
      <style:text-properties fo:font-weight="bold" style:font-weight-asian="bold" style:font-weight-complex="bold"/>
    </style:style>
    <style:style style:name="P8" style:family="paragraph" style:parent-style-name="Standard" style:list-style-name="L9"/>
    <style:style style:name="P9" style:family="paragraph" style:parent-style-name="Standard" style:list-style-name="L13"/>
    <style:style style:name="P10" style:family="paragraph" style:parent-style-name="Standard" style:list-style-name="L15"/>
    <style:style style:name="P11" style:family="paragraph" style:parent-style-name="Standard" style:list-style-name="L16"/>
    <style:style style:name="P12" style:family="paragraph" style:parent-style-name="Standard" style:list-style-name="L25"/>
    <style:style style:name="P13" style:family="paragraph" style:parent-style-name="Standard" style:list-style-name="L26"/>
    <style:style style:name="P14" style:family="paragraph" style:parent-style-name="Standard" style:list-style-name="L33"/>
    <style:style style:name="P15" style:family="paragraph" style:parent-style-name="Standard">
      <style:text-properties fo:font-style="normal" fo:font-weight="normal" style:font-style-asian="normal" style:font-weight-asian="normal" style:font-style-complex="normal" style:font-weight-complex="normal"/>
    </style:style>
    <style:style style:name="P16" style:family="paragraph" style:parent-style-name="Standard" style:list-style-name="L35">
      <style:text-properties fo:font-style="normal" fo:font-weight="normal" style:font-style-asian="normal" style:font-weight-asian="normal" style:font-style-complex="normal" style:font-weight-complex="normal"/>
    </style:style>
    <style:style style:name="P17" style:family="paragraph" style:parent-style-name="Standard" style:list-style-name="L36"/>
    <style:style style:name="P18" style:family="paragraph" style:parent-style-name="Standard" style:list-style-name="L37"/>
    <style:style style:name="P19" style:family="paragraph" style:parent-style-name="Standard" style:list-style-name="L54"/>
    <style:style style:name="P20" style:family="paragraph" style:parent-style-name="Table_20_Contents">
      <style:text-properties style:font-name="Times New Roman1" fo:font-size="13pt"/>
    </style:style>
    <style:style style:name="P21" style:family="paragraph" style:parent-style-name="Table_20_Contents">
      <style:paragraph-properties fo:margin-top="0in" fo:margin-bottom="0in"/>
    </style:style>
    <style:style style:name="P22" style:family="paragraph" style:parent-style-name="Text_20_body">
      <style:text-properties fo:font-variant="normal" fo:text-transform="none" fo:color="#000000" style:font-name="Calibri" fo:font-size="13pt" fo:letter-spacing="normal" fo:font-style="normal" fo:font-weight="normal"/>
    </style:style>
    <style:style style:name="P23" style:family="paragraph" style:parent-style-name="Text_20_body">
      <style:paragraph-properties fo:orphans="2" fo:widows="2"/>
    </style:style>
    <style:style style:name="P24" style:family="paragraph" style:parent-style-name="Text_20_body" style:list-style-name="L55">
      <style:paragraph-properties fo:orphans="2" fo:widows="2"/>
    </style:style>
    <style:style style:name="P25" style:family="paragraph" style:parent-style-name="Text_20_body" style:list-style-name="L56"/>
    <style:style style:name="P26"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3pt" fo:letter-spacing="normal" fo:font-style="normal" fo:font-weight="normal" style:font-size-asian="13pt" style:font-size-complex="13pt"/>
    </style:style>
    <style:style style:name="P27" style:family="paragraph" style:parent-style-name="Text_20_body">
      <style:paragraph-properties fo:margin-left="0in" fo:margin-right="0in" fo:orphans="2" fo:widows="2" fo:text-indent="0in" style:auto-text-indent="false"/>
    </style:style>
    <style:style style:name="P28" style:family="paragraph" style:parent-style-name="Text_20_body">
      <style:paragraph-properties fo:margin-left="0in" fo:margin-right="0in" fo:margin-top="0in" fo:margin-bottom="0in" fo:orphans="2" fo:widows="2" fo:text-indent="0in" style:auto-text-indent="false"/>
      <style:text-properties fo:font-variant="normal" fo:text-transform="none" fo:color="#000000" style:font-name="Calibri" fo:font-size="12pt" fo:letter-spacing="normal" fo:font-style="normal" fo:font-weight="normal"/>
    </style:style>
    <style:style style:name="P29" style:family="paragraph" style:parent-style-name="Text_20_body">
      <style:paragraph-properties fo:margin-left="0in" fo:margin-right="0in" fo:margin-top="0in" fo:margin-bottom="0in" fo:orphans="2" fo:widows="2" fo:text-indent="0in" style:auto-text-indent="false"/>
    </style:style>
    <style:style style:name="P30" style:family="paragraph" style:parent-style-name="Text_20_body" style:list-style-name="L55">
      <style:paragraph-properties fo:margin-top="0in" fo:margin-bottom="0in" fo:orphans="2" fo:widows="2"/>
      <style:text-properties fo:font-variant="normal" fo:text-transform="none" fo:color="#000000" style:font-name="Times New Roman1" fo:font-size="13pt" fo:letter-spacing="normal" fo:font-style="normal" fo:font-weight="normal"/>
    </style:style>
    <style:style style:name="P31" style:family="paragraph" style:parent-style-name="Text_20_body" style:list-style-name="L55">
      <style:paragraph-properties fo:margin-top="0in" fo:margin-bottom="0in" fo:orphans="2" fo:widows="2"/>
      <style:text-properties fo:font-variant="normal" fo:text-transform="none" fo:color="#000000" style:font-name="Times New Roman" fo:font-size="13pt" fo:letter-spacing="normal" fo:font-style="normal" fo:font-weight="normal" style:font-size-asian="13pt" style:font-size-complex="13pt"/>
    </style:style>
    <style:style style:name="P32" style:family="paragraph" style:parent-style-name="Text_20_body" style:list-style-name="L47">
      <style:paragraph-properties fo:margin-top="0in" fo:margin-bottom="0in" fo:orphans="2" fo:widows="2"/>
    </style:style>
    <style:style style:name="P33" style:family="paragraph" style:parent-style-name="Text_20_body" style:list-style-name="L49">
      <style:paragraph-properties fo:margin-top="0in" fo:margin-bottom="0in" fo:orphans="2" fo:widows="2"/>
    </style:style>
    <style:style style:name="P34" style:family="paragraph" style:parent-style-name="Text_20_body" style:list-style-name="L50">
      <style:paragraph-properties fo:margin-top="0in" fo:margin-bottom="0in" fo:orphans="2" fo:widows="2"/>
    </style:style>
    <style:style style:name="P35" style:family="paragraph" style:parent-style-name="Text_20_body" style:list-style-name="L51">
      <style:paragraph-properties fo:margin-top="0in" fo:margin-bottom="0in" fo:orphans="2" fo:widows="2"/>
    </style:style>
    <style:style style:name="P36" style:family="paragraph" style:parent-style-name="Text_20_body" style:list-style-name="L53">
      <style:paragraph-properties fo:margin-top="0in" fo:margin-bottom="0in" fo:orphans="2" fo:widows="2"/>
    </style:style>
    <style:style style:name="P37" style:family="paragraph" style:parent-style-name="Text_20_body" style:list-style-name="L54">
      <style:paragraph-properties fo:margin-top="0in" fo:margin-bottom="0in" fo:orphans="2" fo:widows="2"/>
    </style:style>
    <style:style style:name="P38" style:family="paragraph" style:parent-style-name="Text_20_body" style:list-style-name="L55">
      <style:paragraph-properties fo:margin-top="0in" fo:margin-bottom="0in" fo:orphans="2" fo:widows="2"/>
    </style:style>
    <style:style style:name="P39" style:family="paragraph" style:parent-style-name="Text_20_body" style:list-style-name="L57">
      <style:paragraph-properties fo:margin-top="0in" fo:margin-bottom="0in" fo:orphans="2" fo:widows="2"/>
    </style:style>
    <style:style style:name="P40" style:family="paragraph" style:parent-style-name="Text_20_body" style:list-style-name="L58">
      <style:paragraph-properties fo:margin-top="0in" fo:margin-bottom="0in" fo:orphans="2" fo:widows="2"/>
    </style:style>
    <style:style style:name="P41" style:family="paragraph" style:parent-style-name="Text_20_body" style:list-style-name="L59">
      <style:paragraph-properties fo:margin-top="0in" fo:margin-bottom="0in" fo:orphans="2" fo:widows="2"/>
    </style:style>
    <style:style style:name="P42" style:family="paragraph" style:parent-style-name="Text_20_body" style:list-style-name="L60">
      <style:paragraph-properties fo:margin-top="0in" fo:margin-bottom="0in" fo:orphans="2" fo:widows="2"/>
    </style:style>
    <style:style style:name="P43" style:family="paragraph" style:parent-style-name="Text_20_body" style:list-style-name="L52">
      <style:paragraph-properties fo:margin-top="0in" fo:margin-bottom="0in" fo:orphans="2" fo:widows="2"/>
      <style:text-properties fo:font-size="13pt" style:font-size-asian="13pt" style:font-size-complex="13pt"/>
    </style:style>
    <style:style style:name="P44" style:family="paragraph" style:parent-style-name="Text_20_body" style:list-style-name="L48">
      <style:paragraph-properties fo:margin-top="0in" fo:margin-bottom="0in" fo:orphans="2" fo:widows="2"/>
      <style:text-properties style:font-name="Times New Roman"/>
    </style:style>
    <style:style style:name="P45" style:family="paragraph" style:parent-style-name="Text_20_body" style:list-style-name="L60">
      <style:paragraph-properties fo:margin-top="0in" fo:margin-bottom="0in" fo:orphans="2" fo:widows="2"/>
      <style:text-properties style:font-name="Times New Roman" fo:font-size="13pt" style:font-size-asian="13pt" style:font-size-complex="13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ize="13pt"/>
    </style:style>
    <style:style style:name="T6" style:family="text">
      <style:text-properties fo:font-size="13pt" fo:font-weight="normal" style:font-size-asian="13pt" style:font-weight-asian="normal" style:font-size-complex="13pt" style:font-weight-complex="normal"/>
    </style:style>
    <style:style style:name="T7" style:family="text">
      <style:text-properties fo:font-size="13pt" style:font-size-asian="13pt" style:font-size-complex="13pt"/>
    </style:style>
    <style:style style:name="T8" style:family="text">
      <style:text-properties fo:font-size="13pt" fo:font-weight="bold"/>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3pt" fo:letter-spacing="normal" style:font-size-asian="13pt" style:font-size-complex="13pt"/>
    </style:style>
    <style:style style:name="T11" style:family="text">
      <style:text-properties style:font-size-asian="13pt"/>
    </style:style>
    <style:style style:name="T12" style:family="text">
      <style:text-properties style:font-weight-asian="normal"/>
    </style:style>
    <style:style style:name="T13" style:family="text">
      <style:text-properties style:font-size-complex="13pt"/>
    </style:style>
    <style:style style:name="T14" style:family="text">
      <style:text-properties style:font-weight-complex="normal"/>
    </style:style>
    <style:style style:name="T15" style:family="text">
      <style:text-properties fo:font-variant="normal" fo:text-transform="none"/>
    </style:style>
    <style:style style:name="T16" style:family="text">
      <style:text-properties fo:font-variant="normal" fo:text-transform="none" fo:font-size="13pt" style:font-size-asian="13pt" style:font-size-complex="13pt"/>
    </style:style>
    <style:style style:name="T17" style:family="text">
      <style:text-properties fo:font-variant="normal" fo:text-transform="none" fo:font-size="13pt" fo:font-weight="bold" style:font-size-asian="13pt" style:font-weight-asian="bold" style:font-size-complex="13pt" style:font-weight-complex="bold"/>
    </style:style>
    <style:style style:name="T18" style:family="text">
      <style:text-properties fo:font-variant="normal" fo:text-transform="none" fo:color="#000000" fo:font-size="13pt" fo:letter-spacing="normal" fo:font-style="normal" fo:font-weight="normal"/>
    </style:style>
    <style:style style:name="T19" style:family="text">
      <style:text-properties fo:font-variant="normal" fo:text-transform="none" fo:color="#000000" style:font-name="Times New Roman1" fo:font-size="13pt" fo:letter-spacing="normal" fo:font-style="normal" fo:font-weight="normal"/>
    </style:style>
    <style:style style:name="T20" style:family="text">
      <style:text-properties fo:font-variant="normal" fo:text-transform="none" fo:color="#000000" style:font-name="Times New Roman1" fo:font-size="13pt" fo:letter-spacing="normal" fo:font-style="normal" fo:font-weight="normal" style:font-size-asian="13pt" style:font-weight-asian="normal" style:font-size-complex="13pt" style:font-weight-complex="normal"/>
    </style:style>
    <style:style style:name="T21" style:family="text">
      <style:text-properties fo:font-variant="normal" fo:text-transform="none" fo:color="#000000" style:font-name="Times New Roman1" fo:font-size="13pt" fo:letter-spacing="normal" fo:font-style="normal" fo:font-weight="normal" style:font-size-asian="13pt" style:font-size-complex="13pt"/>
    </style:style>
    <style:style style:name="T22" style:family="text">
      <style:text-properties fo:font-variant="normal" fo:text-transform="none" fo:color="#000000" style:font-name="Times New Roman1" fo:font-size="13pt" fo:letter-spacing="normal" fo:font-style="normal" style:font-size-asian="13pt" style:font-size-complex="13pt"/>
    </style:style>
    <style:style style:name="T23" style:family="text">
      <style:text-properties fo:font-variant="normal" fo:text-transform="none" fo:color="#000000" style:font-name="Times New Roman1" fo:font-size="13pt" fo:letter-spacing="normal" fo:font-style="normal" style:font-size-asian="13pt" style:font-weight-asian="bold" style:font-size-complex="13pt" style:font-weight-complex="bold"/>
    </style:style>
    <style:style style:name="T24" style:family="text">
      <style:text-properties fo:font-variant="normal" fo:text-transform="none" fo:color="#000000" style:font-name="Times New Roman1" fo:font-size="13pt" fo:letter-spacing="normal" fo:font-style="normal" fo:font-weight="bold" style:font-size-asian="13pt" style:font-weight-asian="bold" style:font-size-complex="13pt" style:font-weight-complex="bold"/>
    </style:style>
    <style:style style:name="T25" style:family="text">
      <style:text-properties fo:font-variant="normal" fo:text-transform="none" fo:color="#000000" style:font-name="Times New Roman1" fo:font-size="13pt" fo:letter-spacing="normal" fo:font-weight="bold" style:font-size-asian="13pt" style:font-weight-asian="bold" style:font-size-complex="13pt" style:font-weight-complex="bold"/>
    </style:style>
    <style:style style:name="T26" style:family="text">
      <style:text-properties fo:font-variant="normal" fo:text-transform="none" fo:color="#000000" style:font-name="Times New Roman1" fo:font-size="13pt" fo:letter-spacing="normal" style:font-size-asian="13pt" style:font-size-complex="13pt"/>
    </style:style>
    <style:style style:name="T27" style:family="text">
      <style:text-properties fo:font-variant="normal" fo:text-transform="none" fo:color="#000000" style:font-name="Times New Roman1" fo:font-size="14pt" fo:letter-spacing="normal" fo:font-style="normal" fo:font-weight="normal"/>
    </style:style>
    <style:style style:name="T28" style:family="text">
      <style:text-properties fo:font-variant="normal" fo:text-transform="none" fo:color="#000000" style:font-name="Times New Roman1" fo:font-size="14pt" fo:letter-spacing="normal" fo:font-style="normal" fo:font-weight="normal" style:font-size-asian="13pt" style:font-weight-asian="normal" style:font-size-complex="13pt" style:font-weight-complex="normal"/>
    </style:style>
    <style:style style:name="T29" style:family="text">
      <style:text-properties fo:font-variant="normal" fo:text-transform="none" fo:color="#000000" style:font-name="Times New Roman1" fo:font-size="14pt" fo:letter-spacing="normal" fo:font-style="normal" fo:font-weight="normal" style:font-size-asian="13pt" style:font-size-complex="13pt"/>
    </style:style>
    <style:style style:name="T30" style:family="text">
      <style:text-properties fo:font-variant="normal" fo:text-transform="none" fo:color="#000000" style:font-name="Times New Roman1" fo:font-size="14pt" fo:letter-spacing="normal" fo:font-style="normal" style:font-size-asian="13pt" style:font-size-complex="13pt"/>
    </style:style>
    <style:style style:name="T31" style:family="text">
      <style:text-properties fo:font-variant="normal" fo:text-transform="none" fo:color="#000000" style:font-name="Times New Roman1" fo:font-size="14pt" fo:letter-spacing="normal" fo:font-style="normal" fo:font-weight="bold" style:font-size-asian="13pt" style:font-weight-asian="bold" style:font-size-complex="13pt" style:font-weight-complex="bold"/>
    </style:style>
    <style:style style:name="T32" style:family="text">
      <style:text-properties fo:font-variant="normal" fo:text-transform="none" fo:color="#000000" style:font-name="Times New Roman1" fo:letter-spacing="normal" fo:font-style="normal"/>
    </style:style>
    <style:style style:name="T33" style:family="text">
      <style:text-properties fo:font-variant="normal" fo:text-transform="none" fo:color="#000000" style:font-name="Times New Roman1" fo:letter-spacing="normal" fo:font-style="normal" fo:font-weight="normal"/>
    </style:style>
    <style:style style:name="T34" style:family="text">
      <style:text-properties fo:font-variant="normal" fo:text-transform="none" fo:color="#000000" style:font-name="Times New Roman1" fo:letter-spacing="normal" fo:font-style="normal" fo:font-weight="normal" style:font-weight-asian="normal" style:font-weight-complex="normal"/>
    </style:style>
    <style:style style:name="T35" style:family="text">
      <style:text-properties fo:font-variant="normal" fo:text-transform="none" fo:color="#000000" style:font-name="Times New Roman" fo:font-size="14pt" fo:letter-spacing="normal" fo:font-style="normal" fo:font-weight="normal"/>
    </style:style>
    <style:style style:name="T36" style:family="text">
      <style:text-properties fo:font-variant="normal" fo:text-transform="none" fo:color="#000000" style:font-name="Times New Roman" fo:font-size="13pt" fo:letter-spacing="normal" fo:font-style="normal" fo:font-weight="normal"/>
    </style:style>
    <style:style style:name="T37" style:family="text">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T38" style:family="text">
      <style:text-properties fo:font-variant="normal" fo:text-transform="none" fo:color="#000000" style:font-name="Times New Roman" fo:font-size="13pt" fo:letter-spacing="normal" fo:font-style="normal" fo:font-weight="normal" style:font-size-asian="13pt" style:font-size-complex="13pt"/>
    </style:style>
    <style:style style:name="T39" style:family="text">
      <style:text-properties fo:font-variant="normal" fo:text-transform="none" fo:color="#000000" style:font-name="Times New Roman" fo:font-size="13pt" fo:letter-spacing="normal" fo:font-style="normal" style:font-size-asian="13pt" style:font-size-complex="13pt"/>
    </style:style>
    <style:style style:name="T40" style:family="text">
      <style:text-properties fo:font-variant="normal" fo:text-transform="none" fo:color="#000000" style:font-name="Times New Roman" fo:font-size="13pt" fo:letter-spacing="normal" fo:font-style="normal" fo:font-weight="bold" style:font-size-asian="13pt" style:font-weight-asian="bold" style:font-size-complex="13pt" style:font-weight-complex="bold"/>
    </style:style>
    <style:style style:name="T41" style:family="text">
      <style:text-properties fo:font-variant="normal" fo:text-transform="none" fo:color="#000000" style:font-name="Times New Roman" fo:font-size="13pt" fo:letter-spacing="normal" fo:font-style="normal" fo:font-weight="bold" style:font-weight-asian="bold" style:font-weight-complex="bold"/>
    </style:style>
    <style:style style:name="T42" style:family="text">
      <style:text-properties fo:font-variant="normal" fo:text-transform="none" fo:color="#000000" style:font-name="Times New Roman" fo:font-size="12pt" fo:letter-spacing="normal" fo:font-style="normal" fo:font-weight="bold" style:font-weight-asian="bold" style:font-weight-complex="bold"/>
    </style:style>
    <style:style style:name="T43" style:family="text">
      <style:text-properties fo:font-variant="normal" fo:text-transform="none" fo:color="#000000" style:font-name="Times New Roman" fo:font-size="12pt" fo:letter-spacing="normal" fo:font-style="normal" fo:font-weight="normal"/>
    </style:style>
    <style:style style:name="T44" style:family="text">
      <style:text-properties fo:font-variant="normal" fo:text-transform="none" fo:color="#000000" style:font-name="Calibri" fo:font-size="13pt" fo:letter-spacing="normal" fo:font-style="normal" fo:font-weight="normal"/>
    </style:style>
    <style:style style:name="T45" style:family="text">
      <style:text-properties fo:font-variant="normal" fo:text-transform="none" fo:color="#000000" style:font-name="Calibri" fo:font-size="13pt" fo:letter-spacing="normal" fo:font-style="normal" fo:font-weight="normal" style:font-size-asian="13pt" style:font-size-complex="13pt"/>
    </style:style>
    <style:style style:name="T46" style:family="text">
      <style:text-properties fo:font-variant="normal" fo:text-transform="none" fo:color="#000000" style:font-name="Calibri" fo:font-size="13pt" fo:letter-spacing="normal" fo:font-style="normal" fo:font-weight="bold" style:font-size-asian="13pt" style:font-weight-asian="bold" style:font-size-complex="13pt" style:font-weight-complex="bold"/>
    </style:style>
    <style:style style:name="T47" style:family="text">
      <style:text-properties fo:font-variant="normal" fo:text-transform="none" fo:color="#000000" style:font-name="Calibri" fo:font-size="12pt" fo:letter-spacing="normal" fo:font-style="normal" fo:font-weight="normal"/>
    </style:style>
    <style:style style:name="T48" style:family="text">
      <style:text-properties fo:font-variant="normal" fo:text-transform="none" fo:color="#000000" style:font-name="Calibri" fo:font-size="12pt" fo:letter-spacing="normal" fo:font-style="normal" fo:font-weight="normal" style:font-size-asian="13pt" style:font-weight-asian="bold" style:font-size-complex="13pt" style:font-weight-complex="bold"/>
    </style:style>
    <style:style style:name="T49" style:family="text">
      <style:text-properties fo:font-variant="normal" fo:text-transform="none" fo:color="#000000" style:font-name="Calibri" fo:font-size="12pt" fo:letter-spacing="normal" fo:font-style="normal" fo:font-weight="normal" style:font-size-asian="13pt" style:font-size-complex="13pt"/>
    </style:style>
    <style:style style:name="T50" style:family="text">
      <style:text-properties fo:font-variant="normal" fo:text-transform="none" fo:color="#000000" style:font-name="Calibri" fo:font-size="12pt" fo:letter-spacing="normal" fo:font-style="normal" fo:font-weight="bold"/>
    </style:style>
    <style:style style:name="T51" style:family="text">
      <style:text-properties fo:font-variant="normal" fo:text-transform="none" fo:color="#000000" style:font-name="Calibri" fo:font-size="12pt" fo:letter-spacing="normal" fo:font-style="normal" fo:font-weight="bold" style:font-weight-asian="bold" style:font-weight-complex="bold"/>
    </style:style>
    <style:style style:name="T52" style:family="text">
      <style:text-properties fo:font-variant="normal" fo:text-transform="none" fo:color="#000000" style:font-name="Calibri" fo:font-size="12pt" fo:letter-spacing="normal" fo:font-style="normal" fo:font-weight="bold" style:font-size-asian="13pt" style:font-weight-asian="bold" style:font-size-complex="13pt" style:font-weight-complex="bold"/>
    </style:style>
    <style:style style:name="T53" style:family="text">
      <style:text-properties fo:font-variant="normal" fo:text-transform="none" fo:color="#000000" style:font-name="Aharoni" fo:font-size="12pt" fo:letter-spacing="normal" fo:font-style="normal" fo:font-weight="bold" style:font-weight-asian="bold" style:font-weight-complex="bold"/>
    </style:style>
    <style:style style:name="T54" style:family="text">
      <style:text-properties fo:font-variant="normal" fo:text-transform="none" fo:color="#000000" fo:font-size="12pt" fo:letter-spacing="normal" fo:font-style="normal" fo:font-weight="bold"/>
    </style:style>
    <style:style style:name="T55" style:family="text">
      <style:text-properties fo:font-variant="normal" fo:text-transform="none" fo:color="#000000" fo:letter-spacing="normal" fo:font-style="normal" fo:font-weight="bold"/>
    </style:style>
    <style:style style:name="T56" style:family="text">
      <style:text-properties fo:font-variant="normal" fo:text-transform="none" fo:font-weight="bold" style:font-weight-asian="bold" style:font-weight-complex="bold"/>
    </style:style>
    <style:style style:name="T57" style:family="text">
      <style:text-properties fo:font-variant="normal" fo:text-transform="none" style:font-name="Times New Roman"/>
    </style:style>
    <style:style style:name="T58" style:family="text">
      <style:text-properties fo:color="#000000"/>
    </style:style>
    <style:style style:name="T59" style:family="text">
      <style:text-properties fo:color="#000000" style:font-name="Times New Roman"/>
    </style:style>
    <style:style style:name="T60" style:family="text">
      <style:text-properties fo:color="#000000" style:font-name="Calibri" fo:font-size="12pt"/>
    </style:style>
    <style:style style:name="T61" style:family="text">
      <style:text-properties style:font-name="Times New Roman1"/>
    </style:style>
    <style:style style:name="T62" style:family="text">
      <style:text-properties style:font-name="Times New Roman1" fo:font-weight="bold"/>
    </style:style>
    <style:style style:name="T63" style:family="text">
      <style:text-properties style:font-name="Times New Roman1" fo:font-size="14pt"/>
    </style:style>
    <style:style style:name="T64" style:family="text">
      <style:text-properties style:font-name="Times New Roman1" fo:font-size="14pt" fo:font-weight="bold"/>
    </style:style>
    <style:style style:name="T65" style:family="text">
      <style:text-properties style:font-name="Times New Roman1" style:font-size-asian="13pt" style:font-weight-asian="normal" style:font-size-complex="13pt" style:font-weight-complex="normal"/>
    </style:style>
    <style:style style:name="T66" style:family="text">
      <style:text-properties style:font-name="Times New Roman1" fo:font-size="13pt"/>
    </style:style>
    <style:style style:name="T67" style:family="text">
      <style:text-properties style:font-name="Times New Roman1" fo:font-size="13pt" fo:font-weight="bold"/>
    </style:style>
    <style:style style:name="T68" style:family="text">
      <style:text-properties style:font-name="Times New Roman1" fo:font-size="13pt" fo:font-weight="bold" style:font-size-asian="13pt" style:font-size-complex="13pt"/>
    </style:style>
    <style:style style:name="T69" style:family="text">
      <style:text-properties style:font-name="Times New Roman1" fo:font-size="13pt" fo:font-weight="bold" style:font-size-asian="13pt" style:font-weight-asian="normal" style:font-size-complex="13pt" style:font-weight-complex="normal"/>
    </style:style>
    <style:style style:name="T70" style:family="text">
      <style:text-properties style:font-name="Times New Roman1" fo:font-size="13pt" style:font-size-asian="13pt" style:font-weight-asian="normal" style:font-size-complex="13pt" style:font-weight-complex="normal"/>
    </style:style>
    <style:style style:name="T71" style:family="text">
      <style:text-properties style:font-name="Times New Roman1" fo:font-size="13pt" style:font-size-asian="13pt" style:font-size-complex="13pt"/>
    </style:style>
    <style:style style:name="T72" style:family="text">
      <style:text-properties fo:font-size="14pt"/>
    </style:style>
    <style:style style:name="T73" style:family="text">
      <style:text-properties fo:letter-spacing="normal"/>
    </style:style>
    <style:style style:name="T74" style:family="text">
      <style:text-properties fo:font-style="normal"/>
    </style:style>
    <style:style style:name="T75" style:family="text">
      <style:text-properties style:font-name="Times New Roman"/>
    </style:style>
    <style:style style:name="T76" style:family="text">
      <style:text-properties style:font-name="Times New Roman" fo:font-size="13pt"/>
    </style:style>
    <style:style style:name="T77" style:family="text">
      <style:text-properties style:font-name="Times New Roman" fo:font-size="13pt" style:font-size-asian="13pt" style:font-size-complex="13pt"/>
    </style:style>
    <style:style style:name="T78" style:family="text">
      <style:text-properties style:font-name="Times New Roman" fo:font-size="13pt" fo:font-weight="bold"/>
    </style:style>
    <style:style style:name="T79" style:family="text">
      <style:text-properties style:font-name="Times New Roman" fo:font-size="13pt" fo:font-weight="bold" style:font-size-asian="13pt" style:font-size-complex="13pt"/>
    </style:style>
    <style:style style:name="T80" style:family="text">
      <style:text-properties style:font-name="Times New Roman" fo:font-size="13pt" fo:font-weight="bold" style:font-size-asian="13pt" style:font-weight-asian="bold" style:font-size-complex="13pt" style:font-weight-complex="bold"/>
    </style:style>
    <style:style style:name="T81" style:family="text">
      <style:text-properties style:font-name="Times New Roman" fo:font-size="13pt" fo:letter-spacing="normal" style:font-size-asian="13pt" style:font-size-complex="13pt"/>
    </style:style>
    <style:style style:name="T82" style:family="text">
      <style:text-properties style:font-name="Times New Roman" fo:font-size="13pt" fo:letter-spacing="normal" fo:font-weight="bold" style:font-size-asian="13pt" style:font-weight-asian="bold" style:font-size-complex="13pt" style:font-weight-complex="bold"/>
    </style:style>
    <style:style style:name="T83" style:family="text">
      <style:text-properties style:font-name="Times New Roman" fo:font-weight="bold"/>
    </style:style>
    <style:style style:name="T84" style:family="text">
      <style:text-properties style:font-name="Times New Roman" fo:font-size="12pt"/>
    </style:style>
    <style:style style:name="T85" style:family="text">
      <style:text-properties style:font-name="Times New Roman" fo:font-style="normal"/>
    </style:style>
    <style:style style:name="T86" style:family="text">
      <style:text-properties style:font-name="Times New Roman" fo:letter-spacing="normal"/>
    </style:style>
    <style:style style:name="T87" style:family="text">
      <style:text-properties style:font-name="Times New Roman" fo:font-weight="normal"/>
    </style:style>
    <style:style style:name="T88" style:family="text">
      <style:text-properties style:font-weight-asian="bold"/>
    </style:style>
    <style:style style:name="T89" style:family="text">
      <style:text-properties style:font-weight-complex="bold"/>
    </style:style>
    <style:style style:name="T90" style:family="text">
      <style:text-properties style:font-name="Times New Roman2" fo:font-size="13pt"/>
    </style:style>
    <style:style style:name="T91" style:family="text">
      <style:text-properties style:font-name="Times New Roman2" fo:font-size="13pt" fo:font-weight="bold"/>
    </style:style>
    <style:style style:name="T92" style:family="text">
      <style:text-properties style:font-name="Calibri"/>
    </style:style>
    <style:style style:name="T93" style:family="text">
      <style:text-properties style:font-name="Calibri" fo:font-size="13pt" style:font-size-asian="13pt" style:font-size-complex="13pt"/>
    </style:style>
    <style:style style:name="T94" style:family="text">
      <style:text-properties style:font-name="Calibri" fo:font-weight="bold" style:font-weight-asian="bold" style:font-weight-complex="bold"/>
    </style:style>
    <style:style style:name="T95" style:family="text">
      <style:text-properties fo:font-size="12pt"/>
    </style:style>
    <style:style style:name="T96" style:family="text">
      <style:text-properties fo:font-size="12pt" fo:font-style="normal" style:font-size-asian="12pt" style:font-size-complex="12pt"/>
    </style:style>
    <style:style style:name="T97" style:family="text">
      <style:text-properties fo:font-size="12pt" fo:font-style="normal" fo:font-weight="bold" style:font-size-asian="12pt" style:font-weight-asian="bold" style:font-size-complex="12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8575in" fo:text-indent="-0.25in" fo:margin-left="0.85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075in" fo:text-indent="-0.25in" fo:margin-left="1.1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575in" fo:text-indent="-0.25in" fo:margin-left="1.35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075in" fo:text-indent="-0.25in" fo:margin-left="1.6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575in" fo:text-indent="-0.25in" fo:margin-left="1.85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075in" fo:text-indent="-0.25in" fo:margin-left="2.10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575in" fo:text-indent="-0.25in" fo:margin-left="2.35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075in" fo:text-indent="-0.25in" fo:margin-left="2.60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575in" fo:text-indent="-0.25in" fo:margin-left="2.85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075in" fo:text-indent="-0.25in" fo:margin-left="3.10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9929in" fo:text-indent="-0.25in" fo:margin-left="0.992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9in" fo:text-indent="-0.25in" fo:margin-left="1.242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9in" fo:text-indent="-0.25in" fo:margin-left="1.492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9in" fo:text-indent="-0.25in" fo:margin-left="1.742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9in" fo:text-indent="-0.25in" fo:margin-left="1.992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9in" fo:text-indent="-0.25in" fo:margin-left="2.242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9in" fo:text-indent="-0.25in" fo:margin-left="2.492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9in" fo:text-indent="-0.25in" fo:margin-left="2.742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9in" fo:text-indent="-0.25in" fo:margin-left="2.992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9in" fo:text-indent="-0.25in" fo:margin-left="3.2429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8575in" fo:text-indent="-0.25in" fo:margin-left="0.85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075in" fo:text-indent="-0.25in" fo:margin-left="1.1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575in" fo:text-indent="-0.25in" fo:margin-left="1.35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075in" fo:text-indent="-0.25in" fo:margin-left="1.6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575in" fo:text-indent="-0.25in" fo:margin-left="1.85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075in" fo:text-indent="-0.25in" fo:margin-left="2.10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575in" fo:text-indent="-0.25in" fo:margin-left="2.35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075in" fo:text-indent="-0.25in" fo:margin-left="2.60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575in" fo:text-indent="-0.25in" fo:margin-left="2.85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075in" fo:text-indent="-0.25in" fo:margin-left="3.10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575in" fo:text-indent="-0.25in" fo:margin-left="2.8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075in" fo:text-indent="-0.25in" fo:margin-left="3.10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8575in" fo:text-indent="-0.25in" fo:margin-left="0.85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075in" fo:text-indent="-0.25in" fo:margin-left="1.1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575in" fo:text-indent="-0.25in" fo:margin-left="1.35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075in" fo:text-indent="-0.25in" fo:margin-left="1.6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575in" fo:text-indent="-0.25in" fo:margin-left="1.85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075in" fo:text-indent="-0.25in" fo:margin-left="2.10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575in" fo:text-indent="-0.25in" fo:margin-left="2.35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075in" fo:text-indent="-0.25in" fo:margin-left="2.60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575in" fo:text-indent="-0.25in" fo:margin-left="2.85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075in" fo:text-indent="-0.25in" fo:margin-left="3.10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8575in" fo:text-indent="-0.25in" fo:margin-left="0.85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075in" fo:text-indent="-0.25in" fo:margin-left="1.1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575in" fo:text-indent="-0.25in" fo:margin-left="1.35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075in" fo:text-indent="-0.25in" fo:margin-left="1.6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575in" fo:text-indent="-0.25in" fo:margin-left="1.85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075in" fo:text-indent="-0.25in" fo:margin-left="2.10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575in" fo:text-indent="-0.25in" fo:margin-left="2.35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075in" fo:text-indent="-0.25in" fo:margin-left="2.60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575in" fo:text-indent="-0.25in" fo:margin-left="2.85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075in" fo:text-indent="-0.25in" fo:margin-left="3.10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8437in" fo:text-indent="-0.25in" fo:margin-left="0.8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37in" fo:text-indent="-0.25in" fo:margin-left="1.0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37in" fo:text-indent="-0.25in" fo:margin-left="1.3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37in" fo:text-indent="-0.25in" fo:margin-left="1.5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37in" fo:text-indent="-0.25in" fo:margin-left="1.8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37in" fo:text-indent="-0.25in" fo:margin-left="2.0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37in" fo:text-indent="-0.25in" fo:margin-left="2.3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37in" fo:text-indent="-0.25in" fo:margin-left="2.5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37in" fo:text-indent="-0.25in" fo:margin-left="2.8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37in" fo:text-indent="-0.25in" fo:margin-left="3.0937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472in" fo:text-indent="-0.25in" fo:margin-left="1.4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22in" fo:text-indent="-0.25in" fo:margin-left="1.72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72in" fo:text-indent="-0.25in" fo:margin-left="1.9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22in" fo:text-indent="-0.25in" fo:margin-left="2.22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72in" fo:text-indent="-0.25in" fo:margin-left="2.4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22in" fo:text-indent="-0.25in" fo:margin-left="2.72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72in" fo:text-indent="-0.25in" fo:margin-left="2.9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22in" fo:text-indent="-0.25in" fo:margin-left="3.22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72in" fo:text-indent="-0.25in" fo:margin-left="3.4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22in" fo:text-indent="-0.25in" fo:margin-left="3.722in"/>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902in" fo:text-indent="-0.25in" fo:margin-left="0.5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402in" fo:text-indent="-0.25in" fo:margin-left="0.8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902in" fo:text-indent="-0.25in" fo:margin-left="1.0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402in" fo:text-indent="-0.25in" fo:margin-left="1.3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902in" fo:text-indent="-0.25in" fo:margin-left="1.5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402in" fo:text-indent="-0.25in" fo:margin-left="1.8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902in" fo:text-indent="-0.25in" fo:margin-left="2.0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402in" fo:text-indent="-0.25in" fo:margin-left="2.3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902in" fo:text-indent="-0.25in" fo:margin-left="2.5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402in" fo:text-indent="-0.25in" fo:margin-left="2.8402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6772in" fo:text-indent="-0.25in" fo:margin-left="0.677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272in" fo:text-indent="-0.25in" fo:margin-left="0.927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772in" fo:text-indent="-0.25in" fo:margin-left="1.177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272in" fo:text-indent="-0.25in" fo:margin-left="1.427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772in" fo:text-indent="-0.25in" fo:margin-left="1.677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272in" fo:text-indent="-0.25in" fo:margin-left="1.927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772in" fo:text-indent="-0.25in" fo:margin-left="2.177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272in" fo:text-indent="-0.25in" fo:margin-left="2.427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772in" fo:text-indent="-0.25in" fo:margin-left="2.677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272in" fo:text-indent="-0.25in" fo:margin-left="2.9272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0835in" fo:text-indent="-0.25in" fo:margin-left="3.083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3335in" fo:text-indent="-0.25in" fo:margin-left="3.333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8854in" fo:text-indent="-0.25in" fo:margin-left="0.88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354in" fo:text-indent="-0.25in" fo:margin-left="1.13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854in" fo:text-indent="-0.25in" fo:margin-left="1.38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354in" fo:text-indent="-0.25in" fo:margin-left="1.63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854in" fo:text-indent="-0.25in" fo:margin-left="1.88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354in" fo:text-indent="-0.25in" fo:margin-left="2.13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854in" fo:text-indent="-0.25in" fo:margin-left="2.38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354in" fo:text-indent="-0.25in" fo:margin-left="2.63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854in" fo:text-indent="-0.25in" fo:margin-left="2.88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354in" fo:text-indent="-0.25in" fo:margin-left="3.1354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1252in" fo:text-indent="-0.25in" fo:margin-left="1.12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52in" fo:text-indent="-0.25in" fo:margin-left="2.62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52in" fo:text-indent="-0.25in" fo:margin-left="2.8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52in" fo:text-indent="-0.25in" fo:margin-left="3.12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1547in" fo:text-indent="-0.25in" fo:margin-left="1.154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47in" fo:text-indent="-0.25in" fo:margin-left="1.404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547in" fo:text-indent="-0.25in" fo:margin-left="1.654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47in" fo:text-indent="-0.25in" fo:margin-left="1.904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547in" fo:text-indent="-0.25in" fo:margin-left="2.154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047in" fo:text-indent="-0.25in" fo:margin-left="2.404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547in" fo:text-indent="-0.25in" fo:margin-left="2.654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047in" fo:text-indent="-0.25in" fo:margin-left="2.904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547in" fo:text-indent="-0.25in" fo:margin-left="3.154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047in" fo:text-indent="-0.25in" fo:margin-left="3.4047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7673in" fo:text-indent="-0.25in" fo:margin-left="0.767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173in" fo:text-indent="-0.25in" fo:margin-left="1.017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673in" fo:text-indent="-0.25in" fo:margin-left="1.267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173in" fo:text-indent="-0.25in" fo:margin-left="1.517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673in" fo:text-indent="-0.25in" fo:margin-left="1.767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173in" fo:text-indent="-0.25in" fo:margin-left="2.017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673in" fo:text-indent="-0.25in" fo:margin-left="2.267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173in" fo:text-indent="-0.25in" fo:margin-left="2.517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673in" fo:text-indent="-0.25in" fo:margin-left="2.767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173in" fo:text-indent="-0.25in" fo:margin-left="3.0173in"/>
        </style:list-level-properties>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6492in" fo:text-indent="-0.25in" fo:margin-left="0.6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992in" fo:text-indent="-0.25in" fo:margin-left="0.8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492in" fo:text-indent="-0.25in" fo:margin-left="1.1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992in" fo:text-indent="-0.25in" fo:margin-left="1.3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492in" fo:text-indent="-0.25in" fo:margin-left="1.6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992in" fo:text-indent="-0.25in" fo:margin-left="1.8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492in" fo:text-indent="-0.25in" fo:margin-left="2.1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992in" fo:text-indent="-0.25in" fo:margin-left="2.3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492in" fo:text-indent="-0.25in" fo:margin-left="2.6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992in" fo:text-indent="-0.25in" fo:margin-left="2.8992in"/>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6772in" fo:text-indent="-0.25in" fo:margin-left="0.67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272in" fo:text-indent="-0.25in" fo:margin-left="0.92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772in" fo:text-indent="-0.25in" fo:margin-left="1.17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272in" fo:text-indent="-0.25in" fo:margin-left="1.42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772in" fo:text-indent="-0.25in" fo:margin-left="1.67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272in" fo:text-indent="-0.25in" fo:margin-left="1.92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72in" fo:text-indent="-0.25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272in" fo:text-indent="-0.25in" fo:margin-left="2.42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772in" fo:text-indent="-0.25in" fo:margin-left="2.67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272in" fo:text-indent="-0.25in" fo:margin-left="2.9272in"/>
        </style:list-level-properties>
      </text:list-level-style-number>
    </text:list-style>
    <text:list-style style:name="L55">
      <text:list-level-style-number text:level="1" text:style-name="Numbering_20_Symbols" style:num-suffix="." style:num-format="1">
        <style:list-level-properties text:space-before="0.4909in"/>
      </text:list-level-style-number>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3335in" fo:text-indent="-0.25in" fo:margin-left="3.33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835in" fo:text-indent="-0.25in" fo:margin-left="3.5835in"/>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34"/><text:span text:style-name="T2"><text:s/>Test Strategy</text:span></text:p>
      <text:p text:style-name="P1"/>
      <text:p text:style-name="P22"><text:span text:style-name="T65">Test strategy will have the following contents</text:span></text:p>
      <text:list xml:id="list38205211" text:style-name="L47">
        <text:list-item>
          <text:p text:style-name="P32">Purpose: <text:span text:style-name="T36">The purpose of a test strategy document includes</text:span></text:p>
        </text:list-item>
      </text:list>
      <text:list xml:id="list38185652" text:style-name="L48">
        <text:list-item>
          <text:p text:style-name="P44"><text:span text:style-name="T18">Guidance to the team for testing.</text:span></text:p>
        </text:list-item>
        <text:list-item>
          <text:p text:style-name="P44"><text:span text:style-name="T18">The type of testing at each level to reach project goals.</text:span></text:p>
        </text:list-item>
        <text:list-item>
          <text:p text:style-name="P44"><text:span text:style-name="T18">How test coverage will be assured.</text:span></text:p>
        </text:list-item>
        <text:list-item>
          <text:p text:style-name="P44"><text:span text:style-name="T18">Resources required to do testing.</text:span></text:p>
        </text:list-item>
        <text:list-item>
          <text:p text:style-name="P44"><text:span text:style-name="T18">The scope, entry/exit criteria, environments and resources requirements for each type of testing.</text:span></text:p>
        </text:list-item>
      </text:list>
      <text:list xml:id="list38225132" text:style-name="L49">
        <text:list-item>
          <text:p text:style-name="P33">Scope: <text:span text:style-name="T36">Scope of this document is to cover types of testing i.e., system testing, integration testing, user acceptance testing</text:span></text:p>
        </text:list-item>
        <text:list-item>
          <text:p text:style-name="P33">Executive Summary: <text:span text:style-name="T36">It </text:span><text:span text:style-name="T36">outlines the Scope, Test Architecture, Test Approach, Roles &amp; Responsibilities, defect management and Environment required to test.</text:span></text:p>
        </text:list-item>
        <text:list-item>
          <text:p text:style-name="P33">Reference document: List of documents, which give clarification about the project are mentioned here.</text:p>
        </text:list-item>
        <text:list-item>
          <text:p text:style-name="P33"><text:span text:style-name="T40">Test Environment Descriptions</text:span><text:span text:style-name="T47">: </text:span><text:span text:style-name="T38">What type of test environments are going to use to test for a project is described here.</text:span></text:p>
        </text:list-item>
        <text:list-item>
          <text:p text:style-name="P33">Risks and Constraints: <text:span text:style-name="T36">Types of risks that are going to be found is mentioned below</text:span></text:p>
        </text:list-item>
      </text:list>
      <text:list xml:id="list38204475" text:style-name="L50">
        <text:list-item>
          <text:p text:style-name="P34">Human Risk: <text:span text:style-name="T36">Lack of skilled resources and attrition of resources.Improper interpretation of requirements.</text:span></text:p>
        </text:list-item>
        <text:list-item>
          <text:p text:style-name="P34"><text:span text:style-name="T40">System Risk:</text:span><text:span text:style-name="T38"> Restrictions to access sources.Issues due to server down.</text:span></text:p>
        </text:list-item>
        <text:list-item>
          <text:p text:style-name="P34"><text:span text:style-name="T40">Tool Risk:</text:span><text:span text:style-name="T48"> </text:span><text:span text:style-name="T38">Tools that cannot access that we require for testing like SVN, HPQC.</text:span></text:p>
        </text:list-item>
      </text:list>
      <text:p text:style-name="P28"><text:span text:style-name="T91"><text:s text:c="12"/>Constraints: </text:span><text:span text:style-name="T90">Limitations for testing are considered here like cannot access to <text:s text:c="14"/><text:tab/><text:tab/> <text:s text:c="11"/>environments etc</text:span></text:p>
      <text:list xml:id="list38238854" text:style-name="L51">
        <text:list-item>
          <text:p text:style-name="P35">Mitigation of Risk: <text:span text:style-name="T21">In order to overcome the Risks and Constraints, we need to consider the following</text:span></text:p>
        </text:list-item>
      </text:list>
      <text:list xml:id="list38247838" text:style-name="L52">
        <text:list-item>
          <text:p text:style-name="P43"><text:span text:style-name="T33">Resource planning and scheduling should be done before work.</text:span></text:p>
        </text:list-item>
        <text:list-item>
          <text:p text:style-name="P43"><text:span text:style-name="T33">Need to ensure require software and tool are installed.</text:span></text:p>
        </text:list-item>
        <text:list-item>
          <text:p text:style-name="P43"><text:span text:style-name="T33">Tool training has to be carried for the whole team to work effectively.</text:span></text:p>
        </text:list-item>
        <text:list-item>
          <text:p text:style-name="P43"><text:span text:style-name="T33">Need to ensure that we have the necessary hardware and software in place before testing begins.</text:span></text:p>
        </text:list-item>
        <text:list-item>
          <text:p text:style-name="P43"><text:span text:style-name="T33">Reliability of the tools used to be assessed before starting testing.</text:span></text:p>
        </text:list-item>
      </text:list>
      <text:p text:style-name="P29"/>
      <text:list xml:id="list38251195" text:style-name="L53">
        <text:list-item>
          <text:p text:style-name="P36">System Description: <text:span text:style-name="T19">This document will have a System overview and architecture of the project.</text:span></text:p>
        </text:list-item>
        <text:list-item>
          <text:p text:style-name="P36"><text:span text:style-name="T40">Test Approach</text:span><text:span text:style-name="T44">: </text:span><text:span text:style-name="T36">Levels of testing in the project, they are unit testing, Integration testing, System testing, User Acceptance Testing.</text:span></text:p>
        </text:list-item>
        <text:list-item>
          <text:p text:style-name="P36"><text:span text:style-name="T41">Roles and Responsibilities</text:span><text:span text:style-name="T44">:</text:span><text:span text:style-name="T36"> As for Test Engineer role, the following are the responsibilities</text:span></text:p>
          <text:p text:style-name="P36"><text:span text:style-name="T36"/></text:p>
        </text:list-item>
      </text:list>
      <text:list xml:id="list38241218" text:style-name="L54">
        <text:list-item>
          <text:p text:style-name="P37"><text:span text:style-name="T19">Create a test case in HPQC.</text:span></text:p>
        </text:list-item>
        <text:list-item>
          <text:p text:style-name="P37"><text:span text:style-name="T19">Mapping of test cases and requirements in HPQC.</text:span></text:p>
        </text:list-item>
        <text:list-item>
          <text:p text:style-name="P37"><text:span text:style-name="T19">Execution of test cases.</text:span></text:p>
        </text:list-item>
        <text:list-item>
          <text:p text:style-name="P37"><text:span text:style-name="T19">Record test issues and provide the status of test issues.</text:span></text:p>
        </text:list-item>
        <text:list-item>
          <text:p text:style-name="P37"><text:span text:style-name="T19">Record defects if there is fail within test result.</text:span></text:p>
        </text:list-item>
        <text:list-item>
          <text:p text:style-name="P19"><text:span text:style-name="T20">Track defects until closure.</text:span></text:p>
        </text:list-item>
        <text:list-item>
          <text:p text:style-name="P19"><text:soft-page-break/><text:span text:style-name="T20">Verify the defect is fixed in the new release of the build.</text:span></text:p>
        </text:list-item>
        <text:list-item>
          <text:p text:style-name="P19"><text:span text:style-name="T20">Sign off to test effort.</text:span></text:p>
        </text:list-item>
      </text:list>
      <text:list xml:id="list38342867" text:style-name="L56">
        <text:list-item>
          <text:p text:style-name="P25">Test Case Naming Standards: <text:span text:style-name="T20">The standard format is:</text:span></text:p>
        </text:list-item>
      </text:list>
      <text:list xml:id="list33218538" text:style-name="L55">
        <text:list-header>
          <text:p text:style-name="P30">TCmmmm_tla_aa_tt_name</text:p>
          <text:p text:style-name="P30">Where:</text:p>
          <text:p text:style-name="P30"><text:s text:c="12"/>TC identifies this as a Test Case</text:p>
          <text:p text:style-name="P30"><text:s text:c="12"/>mmmm is the test case number</text:p>
          <text:p text:style-name="P30"><text:s text:c="12"/>tla is the application three letter acronym</text:p>
          <text:p text:style-name="P30"><text:s text:c="12"/>aa is the application subsystem name</text:p>
          <text:p text:style-name="P30"><text:s text:c="12"/>tt is the test phase (UT=User Acceptance Testing, ST=System Testing, IT- <text:s text:c="16"/><text:tab/><text:tab/>Integration Testing)</text:p>
          <text:p text:style-name="P30"><text:s text:c="12"/>name is the name of the Test Case</text:p>
        </text:list-header>
      </text:list>
      <text:list xml:id="list38329132" text:style-name="L57">
        <text:list-item>
          <text:p text:style-name="P39">Tracing Requirements:</text:p>
        </text:list-item>
      </text:list>
      <text:list xml:id="list38351993" text:style-name="L58">
        <text:list-item>
          <text:p text:style-name="P40"><text:span text:style-name="T19">Each test case will be mapped to requirement via traceability.</text:span></text:p>
        </text:list-item>
        <text:list-item>
          <text:p text:style-name="P40"><text:span text:style-name="T19">At the completion of the test, every requirement has to be traced with a test case.</text:span></text:p>
        </text:list-item>
      </text:list>
      <text:list xml:id="list38528861" text:continue-list="list33218538" text:style-name="L55">
        <text:list-header>
          <text:p text:style-name="P30">Example:</text:p>
          <text:p text:style-name="P30"><text:s text:c="9"/>Traceability Matrics</text:p>
        </text:list-header>
      </text:list>
      <table:table table:name="Table1" table:style-name="Table1">
        <table:table-column table:style-name="Table1.A"/>
        <table:table-column table:style-name="Table1.B"/>
        <table:table-row>
          <table:table-cell table:style-name="Table1.A1" office:value-type="string">
            <text:p text:style-name="P21">Test Code Series</text:p>
          </table:table-cell>
          <table:table-cell table:style-name="Table1.B1" office:value-type="string">
            <text:p text:style-name="P21">Requirements</text:p>
          </table:table-cell>
        </table:table-row>
        <table:table-row>
          <table:table-cell table:style-name="Table1.A2" office:value-type="string">
            <text:p text:style-name="P21">1</text:p>
          </table:table-cell>
          <table:table-cell table:style-name="Table1.B2" office:value-type="string">
            <text:p text:style-name="P21">2.1,2.3</text:p>
          </table:table-cell>
        </table:table-row>
        <table:table-row>
          <table:table-cell table:style-name="Table1.A2" office:value-type="string">
            <text:p text:style-name="P21">2</text:p>
          </table:table-cell>
          <table:table-cell table:style-name="Table1.B2" office:value-type="string">
            <text:p text:style-name="P21">2.4</text:p>
          </table:table-cell>
        </table:table-row>
        <table:table-row>
          <table:table-cell table:style-name="Table1.A2" office:value-type="string">
            <text:p text:style-name="P21">3</text:p>
          </table:table-cell>
          <table:table-cell table:style-name="Table1.B2" office:value-type="string">
            <text:p text:style-name="P21">1.6</text:p>
          </table:table-cell>
        </table:table-row>
      </table:table>
      <text:list xml:id="list38526728" text:continue-numbering="true" text:style-name="L55">
        <text:list-header>
          <text:p text:style-name="P30"/>
          <text:p text:style-name="P30">The number of Test Code Series mapped to related numbers of requirements.</text:p>
          <text:p text:style-name="P30"/>
          <text:p text:style-name="P38"/>
        </text:list-header>
      </text:list>
      <text:list xml:id="list38381942" text:style-name="L59">
        <text:list-item>
          <text:p text:style-name="P41">Test Case Review: <text:span text:style-name="T19">Test cases will be reviewed by leads.</text:span></text:p>
        </text:list-item>
        <text:list-item>
          <text:p text:style-name="P41"><text:span text:style-name="T40">Test Data and Test Pre-conditions:</text:span><text:span text:style-name="T47"> </text:span><text:span text:style-name="T38">The data used for testing is called Test Data.</text:span></text:p>
        </text:list-item>
      </text:list>
      <text:list xml:id="list38511109" text:continue-list="list38526728" text:style-name="L55">
        <text:list-item>
          <text:list>
            <text:list-header>
              <text:p text:style-name="P31">Pre-conditions should establish to ensure that the test data necessary to satisfy the conditions of the test cases are available for testing prior to the start of each test level.</text:p>
            </text:list-header>
          </text:list>
        </text:list-item>
      </text:list>
      <text:list xml:id="list38375038" text:style-name="L60">
        <text:list-item>
          <text:p text:style-name="P45"><text:span text:style-name="T55">Test Result Management:</text:span></text:p>
        </text:list-item>
        <text:list-item>
          <text:p text:style-name="P42"><text:span text:style-name="T40">Defect Identification and Category</text:span><text:span text:style-name="T49">:</text:span> <text:span text:style-name="T38">Defects identified are logged in HPQC with reference of test case number and name, assigned to an appropriate developer.</text:span></text:p>
        </text:list-item>
        <text:list-item>
          <text:p text:style-name="P42"><text:span text:style-name="T40">Test Case Results</text:span><text:span text:style-name="T47">: </text:span><text:span text:style-name="T38">A test has been successfully completed when test results match with expected results then the test case will be marked as 'passed'.If the test case results do not match with the expected result then test case will be marked as 'failed'.</text:span></text:p>
        </text:list-item>
        <text:list-item>
          <text:p text:style-name="P42"><text:span text:style-name="T40">Test Reports</text:span><text:span text:style-name="T47">: </text:span><text:span text:style-name="T38">Test Reports will be saved in XML format.</text:span></text:p>
        </text:list-item>
        <text:list-item>
          <text:p text:style-name="P42"><text:span text:style-name="T40">Test Management Tool</text:span><text:span text:style-name="T47">:</text:span><text:span text:style-name="T38"> HP Quality Center shall be used for test management, requirements traceability, and defect management.</text:span></text:p>
        </text:list-item>
        <text:list-item>
          <text:p text:style-name="P42"><text:span text:style-name="T40">Glossary</text:span><text:span text:style-name="T50">: </text:span><text:span text:style-name="T38">List of acronyms and their terms.</text:span></text:p>
        </text:list-item>
        <text:list-item>
          <text:p text:style-name="P42"><text:span text:style-name="T40">Stake Holder Approval</text:span><text:span text:style-name="T47">: </text:span><text:span text:style-name="T38">Approver names, their respective designation, and date of approval will be maintained in a table format.</text:span></text:p>
        </text:list-item>
        <text:list-item>
          <text:p text:style-name="P42"><text:span text:style-name="T40">Term Definition</text:span><text:span text:style-name="T47">:</text:span><text:span text:style-name="T38"> List of terms and their definitions.</text:span></text:p>
        </text:list-item>
      </text:list>
      <text:list xml:id="list38496904" text:continue-list="list38511109" text:style-name="L55">
        <text:list-header>
          <text:p text:style-name="P24"><text:span text:style-name="T60"/></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Helvetica, sans-serif, EmojiFont, 'Apple Color Emoji', 'Segoe UI Emoji', NotoColorEmoji, 'Segoe UI Symbol', 'Android Emoji', EmojiSymbols"/>
    <style:font-face style:name="OpenSymbol" svg:font-family="OpenSymbol"/>
    <style:font-face style:name="Tahoma1" svg:font-family="Tahoma"/>
    <style:font-face style:name="Times New Roman1" svg:font-family="'Times New Roman'"/>
    <style:font-face style:name="Times New Roman2" svg:font-family="'Times New Roman', serif"/>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8H5M23S</meta:editing-duration>
    <meta:editing-cycles>37</meta:editing-cycles>
    <meta:generator>OpenOffice.org/3.3$Win32 OpenOffice.org_project/330m20$Build-9567</meta:generator>
    <dc:date>2018-11-19T18:31:50.13</dc:date>
    <meta:document-statistic meta:table-count="1" meta:image-count="0" meta:object-count="0" meta:page-count="2" meta:paragraph-count="68" meta:word-count="717" meta:character-count="4437"/>
    <meta:user-defined meta:name="Info 1"/>
    <meta:user-defined meta:name="Info 2"/>
    <meta:user-defined meta:name="Info 3"/>
    <meta:user-defined meta:name="Info 4"/>
  </office:meta>
</office:document-meta>
</file>